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7000002D0AAD5C616A92A5D5E.png" manifest:media-type="image/png"/>
  <manifest:file-entry manifest:full-path="Pictures/1000000000000020000000204B249CA79A42C6D7.png" manifest:media-type="image/png"/>
  <manifest:file-entry manifest:full-path="Pictures/100032260000C97E0000D0BD9D165E6B48F0C3BB.wmf" manifest:media-type="image/x-wmf"/>
  <manifest:file-entry manifest:full-path="Pictures/1000000000000016000000A3F2E2FD7F03B339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ourier New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66" draw:textarea-horizontal-align="center" draw:textarea-vertical-align="middle"/>
    </style:style>
    <style:style style:name="gr2" style:family="graphic" style:parent-style-name="standard">
      <style:graphic-properties draw:fill="solid" draw:fill-color="#808080" draw:textarea-horizontal-align="justify" draw:textarea-vertical-align="middle" draw:auto-grow-height="false" fo:min-height="0.325cm" fo:min-width="1.909cm"/>
    </style:style>
    <style:style style:name="gr3" style:family="graphic" style:parent-style-name="objectwithoutfill">
      <style:graphic-properties draw:stroke="dash" draw:stroke-dash="Fine_20_Dashed" draw:marker-start="" draw:marker-end="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6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5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6cm" fo:min-width="2.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3.2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3.0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644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7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38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28cm"/>
    </style:style>
    <style:style style:name="gr15" style:family="graphic" style:parent-style-name="objectwithoutfill">
      <style:graphic-properties svg:stroke-color="#000000" draw:marker-start=""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38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4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0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82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12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0.84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9cm" fo:min-width="3.7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94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127cm"/>
    </style:style>
    <style:style style:name="gr26" style:family="graphic" style:parent-style-name="objectwithoutfill">
      <style:graphic-properties svg:stroke-color="#000000" draw:marker-start="Arrow" draw:marker-end="" draw:marker-end-width="0.3cm" draw:fill="none" draw:textarea-horizontal-align="center" draw:textarea-vertical-align="middle"/>
    </style:style>
    <style:style style:name="gr27" style:family="graphic" style:parent-style-name="standard">
      <style:graphic-properties draw:fill="solid" draw:fill-color="#add58a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254cm"/>
    </style:style>
    <style:style style:name="gr29" style:family="graphic" style:parent-style-name="standard">
      <style:graphic-properties draw:fill="solid" draw:fill-color="#ffdaa2" draw:textarea-horizontal-align="center" draw:textarea-vertical-align="middle"/>
    </style:style>
    <style:style style:name="pr1" style:family="presentation" style:parent-style-name="presentation-title">
      <style:graphic-properties draw:fill-color="#ffffff" draw:auto-grow-height="true" fo:min-height="3.181cm"/>
    </style:style>
    <style:style style:name="pr2" style:family="presentation" style:parent-style-name="presentation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</style:style>
    <style:style style:name="P3" style:family="paragraph">
      <loext:graphic-properties draw:fill="solid" draw:fill-color="#ffff66"/>
      <style:paragraph-properties fo:text-align="center"/>
    </style:style>
    <style:style style:name="P4" style:family="paragraph">
      <loext:graphic-properties draw:fill="solid" draw:fill-color="#808080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0pt" fo:font-style="italic" fo:font-weight="normal" style:font-style-asian="italic" style:font-weight-asian="normal" style:font-style-complex="italic" style:font-weight-complex="normal"/>
    </style:style>
    <style:style style:name="P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0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Arial2" fo:font-size="10pt"/>
    </style:style>
    <style:style style:name="P11" style:family="paragraph">
      <style:paragraph-properties fo:margin-left="0cm" fo:margin-right="0cm" fo:text-align="end" fo:text-indent="0cm"/>
    </style:style>
    <style:style style:name="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Arial2" fo:font-size="10pt"/>
    </style:style>
    <style:style style:name="P13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1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0pt" fo:font-weight="bold"/>
    </style:style>
    <style:style style:name="P1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0pt" fo:font-style="normal" fo:font-weight="bold" style:font-style-asian="normal" style:font-weight-asian="bold" style:font-style-complex="normal" style:font-weight-complex="bold"/>
    </style:style>
    <style:style style:name="P16" style:family="paragraph">
      <loext:graphic-properties draw:fill="solid" draw:fill-color="#add58a"/>
      <style:paragraph-properties fo:text-align="center"/>
    </style:style>
    <style:style style:name="P17" style:family="paragraph">
      <loext:graphic-properties draw:fill="solid" draw:fill-color="#ffdaa2"/>
      <style:paragraph-properties fo:text-align="center"/>
    </style:style>
    <style:style style:name="T1" style:family="text">
      <style:text-properties style:font-name="Arial2" fo:font-size="11pt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style:font-name="Arial2" fo:font-size="11pt" fo:font-style="italic"/>
    </style:style>
    <style:style style:name="T3" style:family="text">
      <style:text-properties style:font-name="Arial2" fo:font-size="11pt" fo:font-weight="bold"/>
    </style:style>
    <style:style style:name="T4" style:family="text">
      <style:text-properties style:font-name="Arial2" fo:font-size="11pt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sentation" presentation:presentation-page-layout-name="AL1T1">
        <office:forms form:automatic-focus="false" form:apply-design-mode="false"/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1">System Structure </text:p>
          </draw:text-box>
        </draw:frame>
        <draw:rect draw:style-name="gr1" draw:text-style-name="P3" draw:layer="layout" svg:width="5.588cm" svg:height="1.213cm" svg:x="9.09cm" svg:y="4.806cm">
          <text:p/>
        </draw:rect>
        <draw:custom-shape draw:style-name="gr2" draw:text-style-name="P4" draw:layer="layout" svg:width="2.057cm" svg:height="0.674cm" draw:transform="rotate (-1.5707963267949) translate (13.453cm 6.275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5" draw:layer="layout" svg:x1="6.459cm" svg:y1="7.898cm" svg:x2="20.635cm" svg:y2="7.797cm">
          <text:p/>
        </draw:line>
        <draw:frame draw:style-name="gr4" draw:text-style-name="P7" draw:layer="layout" svg:width="3.698cm" svg:height="0.455cm" svg:x="16.654cm" svg:y="7.239cm">
          <draw:text-box>
            <text:p text:style-name="P6"><text:span text:style-name="T1">Editor </text:span><text:span text:style-name="T1">Fram</text:span><text:span text:style-name="T1">ework</text:span></text:p>
          </draw:text-box>
        </draw:frame>
        <draw:frame draw:style-name="gr5" draw:text-style-name="P8" draw:layer="layout" svg:width="4.354cm" svg:height="0.593cm" svg:x="9.641cm" svg:y="5.164cm">
          <draw:text-box>
            <text:p text:style-name="P6"><text:span text:style-name="T2">Corde</text:span><text:span text:style-name="T2">t </text:span><text:span text:style-name="T2">Editor </text:span><text:span text:style-name="T2">Frame</text:span><text:span text:style-name="T2">work</text:span></text:p>
          </draw:text-box>
        </draw:frame>
        <draw:frame draw:style-name="gr6" draw:text-style-name="P10" draw:layer="layout" svg:width="2.21cm" svg:height="1.36cm" svg:x="13.541cm" svg:y="6.324cm">
          <draw:text-box>
            <text:p text:style-name="P9"><text:span text:style-name="T2">Definit</text:span><text:span text:style-name="T2">ion of</text:span></text:p>
            <text:p text:style-name="P9"><text:span text:style-name="T2">Spec. </text:span><text:span text:style-name="T2">Item </text:span></text:p>
            <text:p text:style-name="P9"><text:span text:style-name="T2">Categ</text:span><text:span text:style-name="T2">ories</text:span></text:p>
          </draw:text-box>
        </draw:frame>
        <draw:custom-shape draw:style-name="gr2" draw:text-style-name="P4" draw:layer="layout" svg:width="2.057cm" svg:height="0.674cm" draw:transform="rotate (-1.5707963267949) translate (10.952cm 6.275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2" draw:layer="layout" svg:width="2.21cm" svg:height="1.096cm" svg:x="8.04cm" svg:y="6.524cm">
          <draw:text-box>
            <text:p text:style-name="P11"><text:span text:style-name="T2">Definit</text:span><text:span text:style-name="T2">ion of</text:span></text:p>
            <text:p text:style-name="P11"><text:span text:style-name="T2">Gener</text:span><text:span text:style-name="T2">ators</text:span></text:p>
          </draw:text-box>
        </draw:frame>
        <draw:rect draw:style-name="gr1" draw:text-style-name="P3" draw:layer="layout" svg:width="5.588cm" svg:height="1.213cm" svg:x="9.09cm" svg:y="8.507cm">
          <text:p/>
        </draw:rect>
        <draw:frame draw:style-name="gr8" draw:text-style-name="P8" draw:layer="layout" svg:width="3.253cm" svg:height="0.593cm" svg:x="10.341cm" svg:y="8.824cm">
          <draw:text-box>
            <text:p text:style-name="P6"><text:span text:style-name="T2">Instan</text:span><text:span text:style-name="T2">tiated <text:s/></text:span><text:span text:style-name="T2">Editor</text:span></text:p>
          </draw:text-box>
        </draw:frame>
        <draw:frame draw:style-name="gr4" draw:text-style-name="P7" draw:layer="layout" svg:width="3.698cm" svg:height="0.455cm" svg:x="16.654cm" svg:y="7.94cm">
          <draw:text-box>
            <text:p text:style-name="P6"><text:span text:style-name="T1">Editor </text:span><text:span text:style-name="T1">Model</text:span></text:p>
          </draw:text-box>
        </draw:frame>
        <draw:custom-shape draw:style-name="gr2" draw:text-style-name="P4" draw:layer="layout" svg:width="2.057cm" svg:height="0.674cm" draw:transform="rotate (-1.5707963267949) translate (12.252cm 9.975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2" draw:layer="layout" svg:width="3.097cm" svg:height="1.36cm" svg:x="8.44cm" svg:y="10.024cm">
          <draw:text-box>
            <text:p text:style-name="P11"><text:span text:style-name="T2">Popula</text:span><text:span text:style-name="T2">tion of</text:span></text:p>
            <text:p text:style-name="P11"><text:span text:style-name="T2">Databa</text:span><text:span text:style-name="T2">se </text:span><text:span text:style-name="T2">throug</text:span><text:span text:style-name="T2">h</text:span></text:p>
            <text:p text:style-name="P11"><text:span text:style-name="T2">Editor </text:span><text:span text:style-name="T2">interfa</text:span><text:span text:style-name="T2">ce</text:span></text:p>
          </draw:text-box>
        </draw:frame>
        <draw:line draw:style-name="gr3" draw:text-style-name="P5" draw:layer="layout" svg:x1="6.459cm" svg:y1="11.599cm" svg:x2="20.635cm" svg:y2="11.498cm">
          <text:p/>
        </draw:line>
        <draw:frame draw:style-name="gr4" draw:text-style-name="P7" draw:layer="layout" svg:width="3.698cm" svg:height="0.455cm" svg:x="16.654cm" svg:y="10.941cm">
          <draw:text-box>
            <text:p text:style-name="P6"><text:span text:style-name="T1">Editor </text:span><text:span text:style-name="T1">Model</text:span></text:p>
          </draw:text-box>
        </draw:frame>
        <draw:rect draw:style-name="gr1" draw:text-style-name="P3" draw:layer="layout" svg:width="5.588cm" svg:height="1.213cm" svg:x="9.09cm" svg:y="12.208cm">
          <text:p/>
        </draw:rect>
        <draw:frame draw:style-name="gr10" draw:text-style-name="P8" draw:layer="layout" svg:width="2.644cm" svg:height="0.593cm" svg:x="10.641cm" svg:y="12.525cm">
          <draw:text-box>
            <text:p text:style-name="P6"><text:span text:style-name="T2">Model </text:span><text:span text:style-name="T2">Instance</text:span></text:p>
          </draw:text-box>
        </draw:frame>
        <presentation:notes draw:style-name="dp2">
          <draw:page-thumbnail draw:style-name="gr11" draw:layer="layout" svg:width="13.705cm" svg:height="10.279cm" svg:x="3.646cm" svg:y="2.852cm" draw:page-number="1" presentation:class="page"/>
          <draw:frame presentation:style-name="pr2" draw:text-style-name="P13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sentation" presentation:presentation-page-layout-name="AL1T1">
        <office:forms form:automatic-focus="false" form:apply-design-mode="false"/>
        <draw:rect draw:style-name="gr1" draw:text-style-name="P3" xml:id="id10" draw:id="id10" draw:layer="layout" svg:width="2.318cm" svg:height="1.138cm" svg:x="18.208cm" svg:y="8.648cm">
          <text:p/>
        </draw:rect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1">System Structure </text:p>
          </draw:text-box>
        </draw:frame>
        <draw:frame draw:style-name="gr12" draw:text-style-name="P8" draw:layer="layout" svg:width="3.719cm" svg:height="0.907cm" svg:x="1.574cm" svg:y="3.538cm">
          <draw:text-box>
            <text:p text:style-name="P6"><text:span text:style-name="T2">Hardware-Dependent</text:span></text:p>
            <text:p text:style-name="P6"><text:span text:style-name="T2">Modules</text:span></text:p>
          </draw:text-box>
        </draw:frame>
        <draw:rect draw:style-name="gr1" draw:text-style-name="P3" xml:id="id2" draw:id="id2" draw:layer="layout" svg:width="1.63cm" svg:height="1.138cm" svg:x="11.608cm" svg:y="6.548cm">
          <text:p/>
        </draw:rect>
        <draw:frame draw:style-name="gr13" draw:text-style-name="P14" draw:layer="layout" svg:width="1.386cm" svg:height="0.454cm" svg:x="11.69cm" svg:y="6.855cm">
          <draw:text-box>
            <text:p text:style-name="P6"><text:span text:style-name="T3">Service</text:span></text:p>
          </draw:text-box>
        </draw:frame>
        <draw:frame draw:style-name="gr14" draw:text-style-name="P15" draw:layer="layout" svg:width="1.128cm" svg:height="0.581cm" svg:x="13.77cm" svg:y="6.632cm">
          <draw:text-box>
            <text:p text:style-name="P6"><text:span text:style-name="T4">p_link</text:span></text:p>
          </draw:text-box>
        </draw:frame>
        <draw:rect draw:style-name="gr1" draw:text-style-name="P3" xml:id="id1" draw:id="id1" draw:layer="layout" svg:width="1.63cm" svg:height="1.138cm" svg:x="15.008cm" svg:y="6.548cm">
          <text:p/>
        </draw:rect>
        <draw:frame draw:style-name="gr13" draw:text-style-name="P14" draw:layer="layout" svg:width="1.386cm" svg:height="0.454cm" svg:x="15.19cm" svg:y="6.855cm">
          <draw:text-box>
            <text:p text:style-name="P6"><text:span text:style-name="T3">Packet</text:span></text:p>
          </draw:text-box>
        </draw:frame>
        <draw:connector draw:style-name="gr15" draw:text-style-name="P5" draw:layer="layout" svg:x1="15.008cm" svg:y1="7.117cm" svg:x2="13.238cm" svg:y2="7.117cm" draw:start-shape="id1" draw:end-shape="id2" draw:end-glue-point="1" svg:d="M15008 7117h-1770" svg:viewBox="0 0 1771 1">
          <text:p/>
        </draw:connector>
        <draw:rect draw:style-name="gr1" draw:text-style-name="P3" xml:id="id3" draw:id="id3" draw:layer="layout" svg:width="1.63cm" svg:height="1.138cm" svg:x="15.008cm" svg:y="13.048cm">
          <text:p/>
        </draw:rect>
        <draw:frame draw:style-name="gr16" draw:text-style-name="P14" draw:layer="layout" svg:width="1.386cm" svg:height="0.907cm" svg:x="15.19cm" svg:y="13.155cm">
          <draw:text-box>
            <text:p text:style-name="P6"><text:span text:style-name="T3">Packet</text:span></text:p>
            <text:p text:style-name="P6"><text:span text:style-name="T3">Param.</text:span></text:p>
          </draw:text-box>
        </draw:frame>
        <draw:connector draw:style-name="gr15" draw:text-style-name="P5" draw:layer="layout" svg:x1="15.823cm" svg:y1="13.048cm" svg:x2="15.823cm" svg:y2="11.186cm" draw:start-shape="id3" draw:start-glue-point="0" draw:end-shape="id4" draw:end-glue-point="2" svg:d="M15823 13048v-1862" svg:viewBox="0 0 1 1863">
          <text:p/>
        </draw:connector>
        <draw:frame draw:style-name="gr14" draw:text-style-name="P15" draw:layer="layout" svg:width="1.128cm" svg:height="0.581cm" svg:x="16.869cm" svg:y="13.093cm">
          <draw:text-box>
            <text:p text:style-name="P6"><text:span text:style-name="T4">p_link</text:span></text:p>
          </draw:text-box>
        </draw:frame>
        <draw:rect draw:style-name="gr1" draw:text-style-name="P3" xml:id="id4" draw:id="id4" draw:layer="layout" svg:width="1.63cm" svg:height="1.138cm" svg:x="15.008cm" svg:y="10.048cm">
          <text:p/>
        </draw:rect>
        <draw:frame draw:style-name="gr17" draw:text-style-name="P14" draw:layer="layout" svg:width="1.429cm" svg:height="0.907cm" svg:x="15.09cm" svg:y="10.255cm">
          <draw:text-box>
            <text:p text:style-name="P6"><text:span text:style-name="T3">Derived</text:span></text:p>
            <text:p text:style-name="P6"><text:span text:style-name="T3">Packet</text:span></text:p>
          </draw:text-box>
        </draw:frame>
        <draw:connector draw:style-name="gr15" draw:text-style-name="P5" draw:layer="layout" svg:x1="15.823cm" svg:y1="10.048cm" svg:x2="15.823cm" svg:y2="7.686cm" draw:start-shape="id4" draw:start-glue-point="0" draw:end-shape="id1" svg:d="M15823 10048v-2362" svg:viewBox="0 0 1 2363">
          <text:p/>
        </draw:connector>
        <draw:frame draw:style-name="gr18" draw:text-style-name="P15" draw:layer="layout" svg:width="1.107cm" svg:height="0.581cm" svg:x="14.568cm" svg:y="8.712cm">
          <draw:text-box>
            <text:p text:style-name="P6"><text:span text:style-name="T4">s_link</text:span></text:p>
          </draw:text-box>
        </draw:frame>
        <draw:rect draw:style-name="gr1" draw:text-style-name="P3" xml:id="id5" draw:id="id5" draw:layer="layout" svg:width="1.63cm" svg:height="1.138cm" svg:x="11.608cm" svg:y="10.048cm">
          <text:p/>
        </draw:rect>
        <draw:frame draw:style-name="gr16" draw:text-style-name="P14" draw:layer="layout" svg:width="1.386cm" svg:height="0.907cm" svg:x="11.89cm" svg:y="10.155cm">
          <draw:text-box>
            <text:p text:style-name="P6"><text:span text:style-name="T3">Enum</text:span></text:p>
            <text:p text:style-name="P6"><text:span text:style-name="T3">Value</text:span></text:p>
          </draw:text-box>
        </draw:frame>
        <draw:connector draw:style-name="gr15" draw:text-style-name="P5" draw:layer="layout" svg:x1="15.008cm" svg:y1="10.617cm" svg:x2="13.238cm" svg:y2="10.617cm" draw:start-shape="id4" draw:start-glue-point="3" draw:end-shape="id5" draw:end-glue-point="1" svg:d="M15008 10617h-1770" svg:viewBox="0 0 1771 1">
          <text:p/>
        </draw:connector>
        <draw:frame draw:style-name="gr14" draw:text-style-name="P15" draw:layer="layout" svg:width="1.128cm" svg:height="0.581cm" svg:x="13.759cm" svg:y="10.109cm">
          <draw:text-box>
            <text:p text:style-name="P6"><text:span text:style-name="T4">p_link</text:span></text:p>
          </draw:text-box>
        </draw:frame>
        <draw:rect draw:style-name="gr1" draw:text-style-name="P3" xml:id="id6" draw:id="id6" draw:layer="layout" svg:width="1.63cm" svg:height="1.138cm" svg:x="7.608cm" svg:y="10.048cm">
          <text:p/>
        </draw:rect>
        <draw:frame draw:style-name="gr16" draw:text-style-name="P14" draw:layer="layout" svg:width="1.386cm" svg:height="0.907cm" svg:x="7.89cm" svg:y="10.155cm">
          <draw:text-box>
            <text:p text:style-name="P6"><text:span text:style-name="T3">Enum</text:span></text:p>
            <text:p text:style-name="P6"><text:span text:style-name="T3">Type</text:span></text:p>
          </draw:text-box>
        </draw:frame>
        <draw:connector draw:style-name="gr15" draw:text-style-name="P5" draw:layer="layout" svg:x1="11.608cm" svg:y1="10.617cm" svg:x2="9.238cm" svg:y2="10.617cm" draw:start-shape="id5" draw:end-shape="id6" draw:end-glue-point="1" svg:d="M11608 10617h-2370" svg:viewBox="0 0 2371 1">
          <text:p/>
        </draw:connector>
        <draw:frame draw:style-name="gr18" draw:text-style-name="P15" draw:layer="layout" svg:width="1.107cm" svg:height="0.581cm" svg:x="10.085cm" svg:y="10.112cm">
          <draw:text-box>
            <text:p text:style-name="P6"><text:span text:style-name="T4">s_link</text:span></text:p>
          </draw:text-box>
        </draw:frame>
        <draw:rect draw:style-name="gr1" draw:text-style-name="P3" xml:id="id7" draw:id="id7" draw:layer="layout" svg:width="1.63cm" svg:height="1.138cm" svg:x="11.608cm" svg:y="13.048cm">
          <text:p/>
        </draw:rect>
        <draw:frame draw:style-name="gr19" draw:text-style-name="P14" draw:layer="layout" svg:width="1.018cm" svg:height="0.907cm" svg:x="11.99cm" svg:y="13.155cm">
          <draw:text-box>
            <text:p text:style-name="P6"><text:span text:style-name="T3">Data</text:span></text:p>
            <text:p text:style-name="P6"><text:span text:style-name="T3">Item</text:span></text:p>
          </draw:text-box>
        </draw:frame>
        <draw:connector draw:style-name="gr15" draw:text-style-name="P5" draw:layer="layout" draw:line-skew="3.714cm -0.332cm" svg:x1="16.638cm" svg:y1="13.617cm" svg:x2="15.823cm" svg:y2="6.548cm" draw:start-shape="id3" draw:start-glue-point="1" draw:end-shape="id1" draw:end-glue-point="0" svg:d="M16638 13617h4215v-7902h-5030v833" svg:viewBox="0 0 5031 7903">
          <text:p/>
        </draw:connector>
        <draw:frame draw:style-name="gr14" draw:text-style-name="P15" draw:layer="layout" svg:width="1.128cm" svg:height="0.581cm" svg:x="14.532cm" svg:y="12.006cm">
          <draw:text-box>
            <text:p text:style-name="P6"><text:span text:style-name="T4">p_link</text:span></text:p>
          </draw:text-box>
        </draw:frame>
        <draw:connector draw:style-name="gr15" draw:text-style-name="P5" draw:layer="layout" svg:x1="15.008cm" svg:y1="13.617cm" svg:x2="13.238cm" svg:y2="13.617cm" draw:start-shape="id3" draw:end-shape="id7" draw:end-glue-point="1" svg:d="M15008 13617h-1770" svg:viewBox="0 0 1771 1">
          <text:p/>
        </draw:connector>
        <draw:frame draw:style-name="gr18" draw:text-style-name="P15" draw:layer="layout" svg:width="1.107cm" svg:height="0.581cm" svg:x="13.744cm" svg:y="13.147cm">
          <draw:text-box>
            <text:p text:style-name="P6"><text:span text:style-name="T4">s_link</text:span></text:p>
          </draw:text-box>
        </draw:frame>
        <draw:rect draw:style-name="gr1" draw:text-style-name="P3" xml:id="id8" draw:id="id8" draw:layer="layout" svg:width="2.057cm" svg:height="1.138cm" svg:x="7.369cm" svg:y="13.048cm">
          <text:p/>
        </draw:rect>
        <draw:frame draw:style-name="gr20" draw:text-style-name="P14" draw:layer="layout" svg:width="1.822cm" svg:height="0.907cm" svg:x="7.49cm" svg:y="13.155cm">
          <draw:text-box>
            <text:p text:style-name="P6"><text:span text:style-name="T3">Data</text:span></text:p>
            <text:p text:style-name="P6"><text:span text:style-name="T3">Item Type</text:span></text:p>
          </draw:text-box>
        </draw:frame>
        <draw:connector draw:style-name="gr15" draw:text-style-name="P5" draw:layer="layout" svg:x1="11.608cm" svg:y1="13.617cm" svg:x2="9.426cm" svg:y2="13.617cm" draw:start-shape="id7" draw:start-glue-point="3" draw:end-shape="id8" draw:end-glue-point="1" svg:d="M11608 13617h-2182" svg:viewBox="0 0 2183 1">
          <text:p/>
        </draw:connector>
        <draw:frame draw:style-name="gr14" draw:text-style-name="P15" draw:layer="layout" svg:width="1.128cm" svg:height="0.581cm" svg:x="10.109cm" svg:y="13.157cm">
          <draw:text-box>
            <text:p text:style-name="P6"><text:span text:style-name="T4">p_link</text:span></text:p>
          </draw:text-box>
        </draw:frame>
        <draw:rect draw:style-name="gr1" draw:text-style-name="P3" draw:layer="layout" svg:width="2.318cm" svg:height="1.138cm" svg:x="18.008cm" svg:y="8.448cm">
          <text:p/>
        </draw:rect>
        <draw:rect draw:style-name="gr1" draw:text-style-name="P3" xml:id="id9" draw:id="id9" draw:layer="layout" svg:width="2.318cm" svg:height="1.138cm" svg:x="17.808cm" svg:y="8.248cm">
          <text:p/>
        </draw:rect>
        <draw:frame draw:style-name="gr21" draw:text-style-name="P14" draw:layer="layout" svg:width="2.123cm" svg:height="0.907cm" svg:x="17.89cm" svg:y="8.355cm">
          <draw:text-box>
            <text:p text:style-name="P6"><text:span text:style-name="T3">Application</text:span></text:p>
            <text:p text:style-name="P6"><text:span text:style-name="T3">Cmd/Rep</text:span></text:p>
          </draw:text-box>
        </draw:frame>
        <draw:connector draw:style-name="gr15" draw:text-style-name="P5" draw:layer="layout" svg:x1="18.967cm" svg:y1="8.248cm" svg:x2="16.638cm" svg:y2="7.117cm" draw:start-shape="id9" draw:start-glue-point="0" draw:end-shape="id1" draw:end-glue-point="1" svg:d="M18967 8248v-1131h-2329" svg:viewBox="0 0 2330 1132">
          <text:p/>
        </draw:connector>
        <draw:frame draw:style-name="gr14" draw:text-style-name="P15" draw:layer="layout" svg:width="1.128cm" svg:height="0.581cm" svg:x="17.269cm" svg:y="6.594cm">
          <draw:text-box>
            <text:p text:style-name="P6"><text:span text:style-name="T4">p_link</text:span></text:p>
          </draw:text-box>
        </draw:frame>
        <draw:connector draw:style-name="gr15" draw:text-style-name="P5" draw:layer="layout" svg:x1="19.367cm" svg:y1="9.786cm" svg:x2="16.638cm" svg:y2="10.617cm" draw:start-shape="id10" draw:start-glue-point="2" draw:end-shape="id4" draw:end-glue-point="1" svg:d="M19367 9786v831h-2729" svg:viewBox="0 0 2730 832">
          <text:p/>
        </draw:connector>
        <draw:frame draw:style-name="gr14" draw:text-style-name="P15" draw:layer="layout" svg:width="1.128cm" svg:height="0.581cm" svg:x="17.269cm" svg:y="10.095cm">
          <draw:text-box>
            <text:p text:style-name="P6"><text:span text:style-name="T4">p_link</text:span></text:p>
          </draw:text-box>
        </draw:frame>
        <draw:connector draw:style-name="gr15" draw:text-style-name="P5" draw:layer="layout" svg:x1="12.423cm" svg:y1="13.048cm" svg:x2="8.423cm" svg:y2="11.186cm" draw:start-shape="id7" draw:start-glue-point="0" draw:end-shape="id6" draw:end-glue-point="2" svg:d="M12423 13048v-931h-4000v-931" svg:viewBox="0 0 4001 1863">
          <text:p/>
        </draw:connector>
        <draw:frame draw:style-name="gr14" draw:text-style-name="P15" draw:layer="layout" svg:width="1.128cm" svg:height="0.581cm" svg:x="10.109cm" svg:y="11.658cm">
          <draw:text-box>
            <text:p text:style-name="P6"><text:span text:style-name="T4">p_link</text:span></text:p>
          </draw:text-box>
        </draw:frame>
        <draw:rect draw:style-name="gr1" draw:text-style-name="P3" xml:id="id11" draw:id="id11" draw:layer="layout" svg:width="1.63cm" svg:height="1.138cm" svg:x="6.008cm" svg:y="8.448cm">
          <text:p/>
        </draw:rect>
        <draw:frame draw:style-name="gr16" draw:text-style-name="P14" draw:layer="layout" svg:width="1.386cm" svg:height="0.907cm" svg:x="6.29cm" svg:y="8.555cm">
          <draw:text-box>
            <text:p text:style-name="P6"><text:span text:style-name="T3">Adapt.</text:span></text:p>
            <text:p text:style-name="P6"><text:span text:style-name="T3">Point </text:span></text:p>
          </draw:text-box>
        </draw:frame>
        <draw:connector draw:style-name="gr15" draw:text-style-name="P5" draw:layer="layout" svg:x1="6.823cm" svg:y1="8.448cm" svg:x2="6.823cm" svg:y2="6.786cm" draw:start-shape="id11" draw:start-glue-point="0" draw:end-shape="id12" draw:end-glue-point="2" svg:d="M6823 8448v-1662" svg:viewBox="0 0 1 1663">
          <text:p/>
        </draw:connector>
        <draw:rect draw:style-name="gr1" draw:text-style-name="P3" xml:id="id12" draw:id="id12" draw:layer="layout" svg:width="1.63cm" svg:height="1.138cm" svg:x="6.008cm" svg:y="5.648cm">
          <text:p/>
        </draw:rect>
        <draw:frame draw:style-name="gr22" draw:text-style-name="P14" draw:layer="layout" svg:width="0.844cm" svg:height="0.454cm" svg:x="6.39cm" svg:y="5.955cm">
          <draw:text-box>
            <text:p text:style-name="P6"><text:span text:style-name="T3">Req.</text:span></text:p>
          </draw:text-box>
        </draw:frame>
        <draw:frame draw:style-name="gr14" draw:text-style-name="P15" draw:layer="layout" svg:width="1.128cm" svg:height="0.581cm" svg:x="6.932cm" svg:y="7.507cm">
          <draw:text-box>
            <text:p text:style-name="P6"><text:span text:style-name="T4">p_link</text:span></text:p>
          </draw:text-box>
        </draw:frame>
        <draw:connector draw:style-name="gr15" draw:text-style-name="P5" draw:layer="layout" draw:line-skew="-0.46cm" svg:x1="15.823cm" svg:y1="7.686cm" svg:x2="8.423cm" svg:y2="10.048cm" draw:start-shape="id1" draw:start-glue-point="2" draw:end-shape="id6" draw:end-glue-point="0" svg:d="M15823 7686v721h-7400v1641" svg:viewBox="0 0 7401 2363">
          <text:p/>
        </draw:connector>
        <draw:frame draw:style-name="gr23" draw:text-style-name="P15" draw:layer="layout" svg:width="3.71cm" svg:height="0.469cm" svg:x="8.569cm" svg:y="7.913cm">
          <draw:text-box>
            <text:p text:style-name="P6"><text:span text:style-name="T4">s_link (from Packet)</text:span></text:p>
          </draw:text-box>
        </draw:frame>
        <draw:rect draw:style-name="gr1" draw:text-style-name="P3" xml:id="id15" draw:id="id15" draw:layer="layout" svg:width="2.159cm" svg:height="1.138cm" svg:x="21.399cm" svg:y="6.986cm">
          <text:p/>
        </draw:rect>
        <draw:frame draw:style-name="gr24" draw:text-style-name="P14" draw:layer="layout" svg:width="1.949cm" svg:height="0.907cm" svg:x="21.481cm" svg:y="7.093cm">
          <draw:text-box>
            <text:p text:style-name="P6"><text:span text:style-name="T3">Any</text:span></text:p>
            <text:p text:style-name="P6"><text:span text:style-name="T3">Spec_item</text:span></text:p>
          </draw:text-box>
        </draw:frame>
        <draw:rect draw:style-name="gr1" draw:text-style-name="P3" xml:id="id14" draw:id="id14" draw:layer="layout" svg:width="2.349cm" svg:height="1.138cm" svg:x="21.3cm" svg:y="9.586cm">
          <text:p/>
        </draw:rect>
        <draw:frame draw:style-name="gr25" draw:text-style-name="P14" draw:layer="layout" svg:width="2.127cm" svg:height="0.907cm" svg:x="21.382cm" svg:y="9.693cm">
          <draw:text-box>
            <text:p text:style-name="P6"><text:span text:style-name="T3">Verification</text:span></text:p>
            <text:p text:style-name="P6"><text:span text:style-name="T3">Link</text:span></text:p>
          </draw:text-box>
        </draw:frame>
        <draw:rect draw:style-name="gr1" draw:text-style-name="P3" xml:id="id13" draw:id="id13" draw:layer="layout" svg:width="2.349cm" svg:height="1.138cm" svg:x="21.301cm" svg:y="12.286cm">
          <text:p/>
        </draw:rect>
        <draw:frame draw:style-name="gr25" draw:text-style-name="P14" draw:layer="layout" svg:width="2.127cm" svg:height="0.907cm" svg:x="21.383cm" svg:y="12.393cm">
          <draw:text-box>
            <text:p text:style-name="P6"><text:span text:style-name="T3">Verification</text:span></text:p>
            <text:p text:style-name="P6"><text:span text:style-name="T3">Item</text:span></text:p>
          </draw:text-box>
        </draw:frame>
        <draw:connector draw:style-name="gr26" draw:text-style-name="P5" draw:layer="layout" svg:x1="22.475cm" svg:y1="12.286cm" svg:x2="22.474cm" svg:y2="10.724cm" draw:start-shape="id13" draw:start-glue-point="0" draw:end-shape="id14" draw:end-glue-point="2" svg:d="M22475 12286v-781h-1v-781" svg:viewBox="0 0 2 1563">
          <text:p/>
        </draw:connector>
        <draw:connector draw:style-name="gr15" draw:text-style-name="P5" draw:layer="layout" svg:x1="22.474cm" svg:y1="9.586cm" svg:x2="22.478cm" svg:y2="8.124cm" draw:start-shape="id14" draw:end-shape="id15" draw:end-glue-point="2" svg:d="M22474 9586v-731h4v-731" svg:viewBox="0 0 5 1463">
          <text:p/>
        </draw:connector>
        <draw:frame draw:style-name="gr14" draw:text-style-name="P15" draw:layer="layout" svg:width="1.128cm" svg:height="0.581cm" svg:x="22.58cm" svg:y="11.152cm">
          <draw:text-box>
            <text:p text:style-name="P6"><text:span text:style-name="T4">p_link</text:span></text:p>
          </draw:text-box>
        </draw:frame>
        <draw:frame draw:style-name="gr18" draw:text-style-name="P15" draw:layer="layout" svg:width="1.107cm" svg:height="0.581cm" svg:x="22.631cm" svg:y="8.742cm">
          <draw:text-box>
            <text:p text:style-name="P6"><text:span text:style-name="T4">s_link</text:span></text:p>
          </draw:text-box>
        </draw:frame>
        <presentation:notes draw:style-name="dp2">
          <draw:page-thumbnail draw:style-name="gr11" draw:layer="layout" svg:width="13.705cm" svg:height="10.279cm" svg:x="3.646cm" svg:y="2.852cm" draw:page-number="2" presentation:class="page"/>
          <draw:frame presentation:style-name="pr2" draw:text-style-name="P13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sentation" presentation:presentation-page-layout-name="AL1T1">
        <office:forms form:automatic-focus="false" form:apply-design-mode="false"/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1">System Structure </text:p>
          </draw:text-box>
        </draw:frame>
        <draw:frame draw:style-name="gr12" draw:text-style-name="P8" draw:layer="layout" svg:width="3.719cm" svg:height="0.907cm" svg:x="1.574cm" svg:y="3.538cm">
          <draw:text-box>
            <text:p text:style-name="P6"><text:span text:style-name="T2">Hardware-Dependent</text:span></text:p>
            <text:p text:style-name="P6"><text:span text:style-name="T2">Modules</text:span></text:p>
          </draw:text-box>
        </draw:frame>
        <draw:rect draw:style-name="gr27" draw:text-style-name="P16" xml:id="id16" draw:id="id16" draw:layer="layout" svg:width="1.63cm" svg:height="1.138cm" svg:x="7.608cm" svg:y="8.248cm">
          <text:p/>
        </draw:rect>
        <draw:frame draw:style-name="gr28" draw:text-style-name="P14" draw:layer="layout" svg:width="1.254cm" svg:height="0.907cm" svg:x="7.89cm" svg:y="8.355cm">
          <draw:text-box>
            <text:p text:style-name="P6"><text:span text:style-name="T3">Ver</text:span></text:p>
            <text:p text:style-name="P6"><text:span text:style-name="T3">Link 1</text:span></text:p>
          </draw:text-box>
        </draw:frame>
        <draw:connector draw:style-name="gr15" draw:text-style-name="P5" draw:layer="layout" svg:x1="8.423cm" svg:y1="8.248cm" svg:x2="8.423cm" svg:y2="6.586cm" draw:start-shape="id16" draw:start-glue-point="0" draw:end-shape="id17" draw:end-glue-point="2" svg:d="M8423 8248v-1662" svg:viewBox="0 0 1 1663">
          <text:p/>
        </draw:connector>
        <draw:rect draw:style-name="gr1" draw:text-style-name="P3" xml:id="id17" draw:id="id17" draw:layer="layout" svg:width="1.63cm" svg:height="1.138cm" svg:x="7.608cm" svg:y="5.448cm">
          <text:p/>
        </draw:rect>
        <draw:frame draw:style-name="gr22" draw:text-style-name="P14" draw:layer="layout" svg:width="0.844cm" svg:height="0.454cm" svg:x="8.19cm" svg:y="5.755cm">
          <draw:text-box>
            <text:p text:style-name="P6"><text:span text:style-name="T3">S1</text:span></text:p>
          </draw:text-box>
        </draw:frame>
        <draw:frame draw:style-name="gr14" draw:text-style-name="P15" draw:layer="layout" svg:width="1.128cm" svg:height="0.581cm" svg:x="8.732cm" svg:y="7.307cm">
          <draw:text-box>
            <text:p text:style-name="P6"><text:span text:style-name="T4">s_link</text:span></text:p>
          </draw:text-box>
        </draw:frame>
        <draw:rect draw:style-name="gr1" draw:text-style-name="P3" xml:id="id22" draw:id="id22" draw:layer="layout" svg:width="1.63cm" svg:height="1.138cm" svg:x="12.108cm" svg:y="5.448cm">
          <text:p/>
        </draw:rect>
        <draw:frame draw:style-name="gr22" draw:text-style-name="P14" draw:layer="layout" svg:width="0.844cm" svg:height="0.454cm" svg:x="12.69cm" svg:y="5.755cm">
          <draw:text-box>
            <text:p text:style-name="P6"><text:span text:style-name="T3">S2</text:span></text:p>
          </draw:text-box>
        </draw:frame>
        <draw:rect draw:style-name="gr1" draw:text-style-name="P3" xml:id="id24" draw:id="id24" draw:layer="layout" svg:width="1.63cm" svg:height="1.138cm" svg:x="16.508cm" svg:y="5.448cm">
          <text:p/>
        </draw:rect>
        <draw:frame draw:style-name="gr22" draw:text-style-name="P14" draw:layer="layout" svg:width="0.844cm" svg:height="0.454cm" svg:x="17.09cm" svg:y="5.755cm">
          <draw:text-box>
            <text:p text:style-name="P6"><text:span text:style-name="T3">S3</text:span></text:p>
          </draw:text-box>
        </draw:frame>
        <draw:rect draw:style-name="gr29" draw:text-style-name="P17" xml:id="id18" draw:id="id18" draw:layer="layout" svg:width="1.63cm" svg:height="1.138cm" svg:x="10.208cm" svg:y="10.948cm">
          <text:p/>
        </draw:rect>
        <draw:frame draw:style-name="gr22" draw:text-style-name="P14" draw:layer="layout" svg:width="0.844cm" svg:height="0.454cm" svg:x="10.79cm" svg:y="11.255cm">
          <draw:text-box>
            <text:p text:style-name="P6"><text:span text:style-name="T3">V1</text:span></text:p>
          </draw:text-box>
        </draw:frame>
        <draw:rect draw:style-name="gr29" draw:text-style-name="P17" xml:id="id20" draw:id="id20" draw:layer="layout" svg:width="1.63cm" svg:height="1.138cm" svg:x="14.608cm" svg:y="10.948cm">
          <text:p/>
        </draw:rect>
        <draw:frame draw:style-name="gr22" draw:text-style-name="P14" draw:layer="layout" svg:width="0.844cm" svg:height="0.454cm" svg:x="15.19cm" svg:y="11.255cm">
          <draw:text-box>
            <text:p text:style-name="P6"><text:span text:style-name="T3">V2</text:span></text:p>
          </draw:text-box>
        </draw:frame>
        <draw:rect draw:style-name="gr27" draw:text-style-name="P16" xml:id="id19" draw:id="id19" draw:layer="layout" svg:width="1.63cm" svg:height="1.138cm" svg:x="10.908cm" svg:y="8.248cm">
          <text:p/>
        </draw:rect>
        <draw:frame draw:style-name="gr28" draw:text-style-name="P14" draw:layer="layout" svg:width="1.254cm" svg:height="0.907cm" svg:x="11.19cm" svg:y="8.355cm">
          <draw:text-box>
            <text:p text:style-name="P6"><text:span text:style-name="T3">Ver</text:span></text:p>
            <text:p text:style-name="P6"><text:span text:style-name="T3">Link 2</text:span></text:p>
          </draw:text-box>
        </draw:frame>
        <draw:connector draw:style-name="gr15" draw:text-style-name="P5" draw:layer="layout" svg:x1="8.423cm" svg:y1="9.386cm" svg:x2="10.208cm" svg:y2="11.517cm" draw:start-shape="id16" draw:start-glue-point="2" draw:end-shape="id18" draw:end-glue-point="3" svg:d="M8423 9386v2131h1785" svg:viewBox="0 0 1786 2132">
          <text:p/>
        </draw:connector>
        <draw:frame draw:style-name="gr14" draw:text-style-name="P15" draw:layer="layout" svg:width="1.128cm" svg:height="0.581cm" svg:x="8.532cm" svg:y="10.008cm">
          <draw:text-box>
            <text:p text:style-name="P6"><text:span text:style-name="T4">p_link</text:span></text:p>
          </draw:text-box>
        </draw:frame>
        <draw:connector draw:style-name="gr15" draw:text-style-name="P5" draw:layer="layout" svg:x1="10.908cm" svg:y1="8.817cm" svg:x2="9.238cm" svg:y2="6.017cm" draw:start-shape="id19" draw:start-glue-point="3" draw:end-shape="id17" draw:end-glue-point="1" svg:d="M10908 8817h-835v-2800h-835" svg:viewBox="0 0 1671 2801">
          <text:p/>
        </draw:connector>
        <draw:connector draw:style-name="gr15" draw:text-style-name="P5" draw:layer="layout" svg:x1="12.538cm" svg:y1="8.817cm" svg:x2="14.608cm" svg:y2="11.517cm" draw:start-shape="id19" draw:end-shape="id20" draw:end-glue-point="3" svg:d="M12538 8817h1035v2700h1035" svg:viewBox="0 0 2071 2701">
          <text:p/>
        </draw:connector>
        <draw:rect draw:style-name="gr27" draw:text-style-name="P16" xml:id="id21" draw:id="id21" draw:layer="layout" svg:width="1.63cm" svg:height="1.138cm" svg:x="14.908cm" svg:y="8.248cm">
          <text:p/>
        </draw:rect>
        <draw:frame draw:style-name="gr28" draw:text-style-name="P14" draw:layer="layout" svg:width="1.254cm" svg:height="0.907cm" svg:x="15.19cm" svg:y="8.355cm">
          <draw:text-box>
            <text:p text:style-name="P6"><text:span text:style-name="T3">Ver</text:span></text:p>
            <text:p text:style-name="P6"><text:span text:style-name="T3">Link 3</text:span></text:p>
          </draw:text-box>
        </draw:frame>
        <draw:connector draw:style-name="gr15" draw:text-style-name="P5" draw:layer="layout" svg:x1="15.723cm" svg:y1="8.248cm" svg:x2="12.923cm" svg:y2="6.586cm" draw:start-shape="id21" draw:start-glue-point="0" draw:end-shape="id22" svg:d="M15723 8248v-831h-2800v-831" svg:viewBox="0 0 2801 1663">
          <text:p/>
        </draw:connector>
        <draw:connector draw:style-name="gr15" draw:text-style-name="P5" draw:layer="layout" svg:x1="15.723cm" svg:y1="9.386cm" svg:x2="15.423cm" svg:y2="10.948cm" draw:start-shape="id21" draw:start-glue-point="2" draw:end-shape="id20" draw:end-glue-point="0" svg:d="M15723 9386v781h-300v781" svg:viewBox="0 0 301 1563">
          <text:p/>
        </draw:connector>
        <draw:rect draw:style-name="gr27" draw:text-style-name="P16" xml:id="id23" draw:id="id23" draw:layer="layout" svg:width="1.63cm" svg:height="1.138cm" svg:x="18.208cm" svg:y="8.248cm">
          <text:p/>
        </draw:rect>
        <draw:frame draw:style-name="gr28" draw:text-style-name="P14" draw:layer="layout" svg:width="1.254cm" svg:height="0.907cm" svg:x="18.49cm" svg:y="8.355cm">
          <draw:text-box>
            <text:p text:style-name="P6"><text:span text:style-name="T3">Ver</text:span></text:p>
            <text:p text:style-name="P6"><text:span text:style-name="T3">Link 4</text:span></text:p>
          </draw:text-box>
        </draw:frame>
        <draw:connector draw:style-name="gr15" draw:text-style-name="P5" draw:layer="layout" svg:x1="19.023cm" svg:y1="8.248cm" svg:x2="17.323cm" svg:y2="6.586cm" draw:start-shape="id23" draw:start-glue-point="0" draw:end-shape="id24" draw:end-glue-point="2" svg:d="M19023 8248v-831h-1700v-831" svg:viewBox="0 0 1701 1663">
          <text:p/>
        </draw:connector>
        <draw:connector draw:style-name="gr15" draw:text-style-name="P5" draw:layer="layout" svg:x1="19.023cm" svg:y1="9.386cm" svg:x2="16.238cm" svg:y2="11.517cm" draw:start-shape="id23" draw:start-glue-point="2" draw:end-shape="id20" draw:end-glue-point="1" svg:d="M19023 9386v2131h-2785" svg:viewBox="0 0 2786 2132">
          <text:p/>
        </draw:connector>
        <draw:frame draw:style-name="gr14" draw:text-style-name="P15" draw:layer="layout" svg:width="1.128cm" svg:height="0.581cm" svg:x="12.332cm" svg:y="10.009cm">
          <draw:text-box>
            <text:p text:style-name="P6"><text:span text:style-name="T4">p_link</text:span></text:p>
          </draw:text-box>
        </draw:frame>
        <draw:frame draw:style-name="gr14" draw:text-style-name="P15" draw:layer="layout" svg:width="1.128cm" svg:height="0.581cm" svg:x="15.832cm" svg:y="9.61cm">
          <draw:text-box>
            <text:p text:style-name="P6"><text:span text:style-name="T4">p_link</text:span></text:p>
          </draw:text-box>
        </draw:frame>
        <draw:frame draw:style-name="gr14" draw:text-style-name="P15" draw:layer="layout" svg:width="1.128cm" svg:height="0.581cm" svg:x="17.732cm" svg:y="11.011cm">
          <draw:text-box>
            <text:p text:style-name="P6"><text:span text:style-name="T4">p_link</text:span></text:p>
          </draw:text-box>
        </draw:frame>
        <draw:frame draw:style-name="gr14" draw:text-style-name="P15" draw:layer="layout" svg:width="1.128cm" svg:height="0.581cm" svg:x="13.832cm" svg:y="6.908cm">
          <draw:text-box>
            <text:p text:style-name="P6"><text:span text:style-name="T4">s_link</text:span></text:p>
          </draw:text-box>
        </draw:frame>
        <draw:frame draw:style-name="gr14" draw:text-style-name="P15" draw:layer="layout" svg:width="1.128cm" svg:height="0.581cm" svg:x="17.732cm" svg:y="6.909cm">
          <draw:text-box>
            <text:p text:style-name="P6"><text:span text:style-name="T4">s_link</text:span></text:p>
          </draw:text-box>
        </draw:frame>
        <presentation:notes draw:style-name="dp2">
          <draw:page-thumbnail draw:style-name="gr11" draw:layer="layout" svg:width="13.705cm" svg:height="10.279cm" svg:x="3.646cm" svg:y="2.852cm" draw:page-number="3" presentation:class="page"/>
          <draw:frame presentation:style-name="pr2" draw:text-style-name="P13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ourier New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axial" draw:start-color="#063de8" draw:end-color="#011244" draw:start-intensity="100%" draw:end-intensity="100%" draw:angle="2700" draw:border="0%"/>
    <draw:gradient draw:name="Gradient_20_9" draw:display-name="Gradient 9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4" draw:display-name="Bitmape 4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="Circle" draw:marker-start-width="0.152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start="Symmetric_20_Arrow" draw:marker-start-width="0.254cm" draw:marker-end="Symmetric_20_Arrow" draw:marker-end-width="0.152cm" draw:fill="none" draw:fill-gradient-name="Gradient_20_9" draw:fill-hatch-name="Hatching_20_1" draw:fill-image-name="Bitmape_20_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7.7000007629395pt" style:font-name-asian="Courier New" style:font-family-asian="'Courier New'" style:font-family-generic-asian="swiss" style:font-size-asian="17.7000007629395pt" style:font-name-complex="Courier New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7.7000007629395pt" fo:font-weight="bold" style:font-name-asian="Courier New" style:font-family-asian="'Courier New'" style:font-family-generic-asian="swiss" style:font-size-asian="17.7000007629395pt" style:font-weight-asian="bold" style:font-name-complex="Courier New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7.7000007629395pt" style:font-name-asian="Courier New" style:font-family-asian="'Courier New'" style:font-family-generic-asian="swiss" style:font-size-asian="17.7000007629395pt" style:font-name-complex="Courier New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Arial" fo:font-family="Arial" style:font-family-generic="swiss" fo:font-size="14.1000003814697pt" style:font-name-asian="Arial" style:font-family-asian="Arial" style:font-family-generic-asian="swiss" style:font-size-asian="14.1000003814697pt" style:font-name-complex="Arial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Arial" fo:font-family="Arial" style:font-family-generic="swiss" fo:font-size="14.1000003814697pt" style:font-name-asian="Arial" style:font-family-asian="Arial" style:font-family-generic-asian="swiss" style:font-size-asian="14.1000003814697pt" style:font-name-complex="Arial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7.7000007629395pt" style:font-name-asian="Courier New" style:font-family-asian="'Courier New'" style:font-family-generic-asian="swiss" style:font-size-asian="17.7000007629395pt" style:font-name-complex="Courier New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cheen" style:family="graphic" style:parent-style-name="objectwithoutfill">
      <style:graphic-properties svg:stroke-width="0.07cm" svg:stroke-color="#808080" draw:marker-start-width="0.305cm" draw:marker-end-width="0.305cm" draw:fill="solid" draw:fill-color="#e6e6e6" draw:fill-image-width="0cm" draw:fill-image-height="0cm"/>
      <style:paragraph-properties fo:text-align="center"/>
    </style:style>
    <style:style style:name="Heading_20_1" style:display-name="Heading 1" style:family="graphic">
      <style:paragraph-properties fo:margin-top="0.374cm" fo:margin-bottom="0.374cm" style:text-autospace="none"/>
      <style:text-properties style:font-name="Arial2" fo:font-family="Arial" style:font-family-generic="swiss" style:font-pitch="variable" fo:font-size="21.2000007629395pt" fo:language="zxx" fo:country="none" fo:font-weight="bold" style:font-size-asian="21.2000007629395pt" style:language-asian="zxx" style:country-asian="none" style:font-weight-asian="bold" style:font-size-complex="21.2000007629395pt"/>
    </style:style>
    <style:style style:name="Strong_20_Emphasis" style:display-name="Strong Emphasis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">
            <style:list-level-properties text:min-label-width="0.952cm"/>
            <style:text-properties fo:font-family="Wingdings" style:font-pitch="variable" style:font-charset="x-symbol" fo:color="#28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style:use-window-font-color="true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style:use-window-font-color="tru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2800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280099" style:text-outline="false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bold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7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">
            <style:list-level-properties/>
            <style:text-properties fo:font-family="Wingdings" style:font-pitch="variable" style:font-charset="x-symbol" fo:color="#000000" fo:font-size="70%"/>
          </text:list-level-style-bullet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80099" style:text-outline="false" style:text-line-through-style="none" style:text-line-through-type="none" style:text-position="0% 100%" style:font-name="Arial2" fo:font-family="Arial" style:font-family-generic="swiss" style:font-pitch="variable" fo:font-size="40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presentation-background" style:family="presentation">
      <style:graphic-properties draw:stroke="none" draw:fill="solid" draw:fill-color="#215691" draw:fill-image-width="0cm" draw:fill-image-height="0cm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 style:name="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sentation-outline1" style:family="presentation">
      <style:graphic-properties draw:stroke="none" draw:fill="none">
        <text:list-style style:name="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outline2" style:family="presentation" style:parent-style-name="presentation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presentation-outline3" style:family="presentation" style:parent-style-name="presentation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presentation-outline4" style:family="presentation" style:parent-style-name="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-outline5" style:family="presentation" style:parent-style-name="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-outline6" style:family="presentation" style:parent-style-name="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-outline7" style:family="presentation" style:parent-style-name="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-outline8" style:family="presentation" style:parent-style-name="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-outline9" style:family="presentation" style:parent-style-name="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-subtitle" style:family="presentation">
      <style:graphic-properties draw:stroke="none" draw:fill="none" draw:textarea-vertical-align="middle">
        <text:list-style style:name="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" fo:font-family="Verdana" style:font-style-name="Regular" style:font-family-generic="swiss" style:font-pitch="variable" fo:font-size="26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title" style:family="presentation">
      <style:graphic-properties draw:stroke="none" draw:fill="none" draw:textarea-vertical-align="middle">
        <text:list-style style:name="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1569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3" style:family="graphic" style:parent-style-name="standard">
      <style:graphic-properties draw:stroke="none" draw:fill="gradient" draw:fill-color="#063de8" draw:fill-gradient-name="Gradient_20_7" draw:textarea-horizontal-align="center" draw:textarea-vertical-align="middle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objectwithoutfill">
      <style:graphic-properties svg:stroke-width="0.1cm" draw:marker-start-width="0.45cm" draw:marker-end-width="0.45cm" draw:fill="solid" draw:fill-color="#ffffff" draw:textarea-horizontal-align="center" draw:textarea-vertical-align="middle" fo:padding-top="0.05cm" fo:padding-bottom="0.05cm" fo:padding-left="0.05cm" fo:padding-right="0.05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329cm" fo:min-width="0cm" fo:padding-top="0.13cm" fo:padding-bottom="0.13cm" fo:padding-left="0.25cm" fo:padding-right="0.25cm" draw:shadow="hidden" draw:shadow-color="#808080"/>
    </style:style>
    <style:style style:name="Mpr2" style:family="presentation" style:parent-style-name="Default-outline1">
      <style:graphic-properties draw:fill-color="#ffffff" draw:auto-grow-height="false" fo:min-height="12.001cm"/>
    </style:style>
    <style:style style:name="Mpr3" style:family="presentation" style:parent-style-name="presentation-title">
      <style:graphic-properties draw:fill-color="#ffffff" draw:auto-grow-height="false" fo:min-height="3.507cm"/>
    </style:style>
    <style:style style:name="Mpr4" style:family="presentation" style:parent-style-name="presentation-outline1">
      <style:graphic-properties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3" style:family="paragraph">
      <loext:graphic-properties draw:fill-color="#ffffff"/>
      <style:paragraph-properties fo:margin-left="1.2cm" fo:margin-right="0cm" fo:text-indent="-0.9cm" style:writing-mode="lr-tb"/>
    </style:style>
    <style:style style:name="MP4" style:family="paragraph">
      <loext:graphic-properties draw:fill="none" draw:fill-color="#00cc99"/>
      <style:paragraph-properties style:writing-mode="lr-tb"/>
    </style:style>
    <style:style style:name="MP5" style:family="paragraph">
      <style:paragraph-properties fo:margin-left="0cm" fo:margin-right="0cm" fo:line-height="107%" fo:text-align="center" fo:text-indent="0cm"/>
    </style:style>
    <style:style style:name="MP6" style:family="paragraph">
      <loext:graphic-properties draw:fill="gradient" draw:fill-color="#063de8" draw:fill-gradient-name="Gradient_20_7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loext:graphic-properties draw:fill="none" draw:opacity="100%"/>
      <style:paragraph-properties fo:text-align="center"/>
    </style:style>
    <style:style style:name="MP10" style:family="paragraph">
      <loext:graphic-properties draw:fill-color="#ffffff"/>
      <style:paragraph-properties fo:margin-left="0cm" fo:margin-right="0cm" fo:text-indent="0cm" style:writing-mode="lr-tb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Arial2" fo:font-size="10pt" style:font-size-asian="10pt" style:font-size-complex="10pt"/>
    </style:style>
    <style:style style:name="MT3" style:family="text">
      <style:text-properties style:font-name="Arial3" fo:font-size="10pt" style:font-size-asian="10pt" style:font-size-complex="10pt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">
        <style:list-level-properties text:min-label-width="0.952cm"/>
        <style:text-properties fo:font-family="Wingdings" style:font-pitch="variable" style:font-charset="x-symbol" fo:color="#2800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style:use-window-font-color="true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2800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frame presentation:style-name="Mpr1" draw:text-style-name="MP2" draw:layer="backgroundobjects" svg:width="25.4cm" svg:height="2.328cm" svg:x="0cm" svg:y="0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1.59cm" svg:height="13.758cm" svg:x="1.876cm" svg:y="3.44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4" draw:layer="backgroundobjects" svg:width="5.292cm" svg:height="1.27cm" svg:x="1.905cm" svg:y="17.757cm">
        <draw:text-box>
          <text:p text:style-name="MP1"><text:span text:style-name="MT1"/></text:p>
          <text:p text:style-name="MP1"><text:span text:style-name="MT2">March 2005 - </text:span><text:span text:style-name="MT2"><text:page-number>&lt;number&gt;</text:page-number></text:span></text:p>
        </draw:text-box>
      </draw:frame>
      <draw:frame draw:style-name="Mgr2" draw:text-style-name="MP4" draw:layer="backgroundobjects" svg:width="9.759cm" svg:height="1.27cm" svg:x="14.936cm" svg:y="17.728cm">
        <draw:text-box>
          <text:p text:style-name="MP5"><text:span text:style-name="MT3"/></text:p>
          <text:p text:style-name="MP5"><text:span text:style-name="MT3">ASSERT </text:span><text:span text:style-name="MT3">WP4.2 – </text:span><text:span text:style-name="MT3">Framework </text:span><text:span text:style-name="MT3">Development </text:span><text:span text:style-name="MT3">Experiment</text:span></text:p>
        </draw:text-box>
      </draw:frame>
      <draw:g>
        <draw:rect draw:style-name="Mgr3" draw:text-style-name="MP6" draw:layer="backgroundobjects" svg:width="25.4cm" svg:height="0.181cm" svg:x="0cm" svg:y="2.54cm">
          <text:p/>
        </draw:rect>
        <draw:rect draw:style-name="Mgr3" draw:text-style-name="MP6" draw:layer="backgroundobjects" svg:width="25.4cm" svg:height="0.093cm" svg:x="0cm" svg:y="2.817cm">
          <text:p/>
        </draw:rect>
      </draw:g>
      <presentation:notes style:page-layout-name="PM2">
        <draw:rect draw:style-name="Mgr4" draw:text-style-name="MP7" draw:layer="backgroundobjects" svg:width="19.04cm" svg:height="27.09cm" svg:x="0cm" svg:y="0cm">
          <text:p/>
        </draw:rect>
        <draw:frame draw:style-name="Mgr5" draw:text-style-name="MP4" draw:layer="backgroundobjects" svg:width="8.255cm" svg:height="1.354cm" svg:x="0cm" svg:y="0cm">
          <draw:text-box>
            <text:p/>
          </draw:text-box>
        </draw:frame>
        <draw:frame draw:style-name="Mgr6" draw:text-style-name="MP4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51cm" svg:height="10.164cm" svg:x="2.752cm" svg:y="2.024cm" presentation:class="page"/>
        <draw:frame presentation:style-name="Default-notes" draw:layer="backgroundobjects" svg:width="13.953cm" svg:height="12.201cm" svg:x="2.544cm" svg:y="12.859cm" presentation:class="notes" presentation:placeholder="true">
          <draw:text-box/>
        </draw:frame>
        <draw:frame draw:style-name="Mgr7" draw:text-style-name="MP4" draw:layer="backgroundobjects" svg:width="8.255cm" svg:height="1.354cm" svg:x="0cm" svg:y="25.731cm">
          <draw:text-box>
            <text:p/>
          </draw:text-box>
        </draw:frame>
        <draw:frame draw:style-name="Mgr8" draw:text-style-name="MP4" draw:layer="backgroundobjects" svg:width="8.255cm" svg:height="1.354cm" svg:x="10.786cm" svg:y="25.731cm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presentation" style:page-layout-name="PM1" draw:style-name="Mdp2">
      <draw:frame draw:style-name="Mgr9" draw:text-style-name="MP9" draw:layer="backgroundobjects" svg:width="25.391cm" svg:height="4.046cm" svg:x="0cm" svg:y="0cm">
        <draw:image xlink:href="Pictures/1000000000000016000000A3F2E2FD7F03B33961.png" xlink:type="simple" xlink:show="embed" xlink:actuate="onLoad">
          <text:p/>
        </draw:image>
      </draw:frame>
      <draw:frame presentation:style-name="Mpr3" draw:text-style-name="MP10" draw:layer="backgroundobjects" svg:width="17.625cm" svg:height="3.18cm" svg:x="0.847cm" svg:y="0.273cm" presentation:class="title" presentation:user-transformed="true">
        <draw:text-box>
          <text:p text:style-name="MP1">Click to edit the title tex</text:p>
        </draw:text-box>
      </draw:frame>
      <draw:rect draw:style-name="Mgr10" draw:text-style-name="MP7" draw:layer="backgroundobjects" svg:width="24.45cm" svg:height="15.083cm" svg:x="0.496cm" svg:y="3.401cm" draw:corner-radius="0.5cm">
        <text:p/>
      </draw:rect>
      <draw:frame presentation:style-name="Mpr4" draw:text-style-name="MP3" draw:layer="backgroundobjects" svg:width="23.837cm" svg:height="14.284cm" svg:x="0.776cm" svg:y="4.093cm" presentation:class="outline" presentation:user-transformed="tru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1" draw:text-style-name="MP11" draw:layer="backgroundobjects" svg:width="3.17cm" svg:height="2.404cm" svg:x="21.862cm" svg:y="0.589cm">
        <draw:image xlink:href="Pictures/100032260000C97E0000D0BD9D165E6B48F0C3BB.wmf" xlink:type="simple" xlink:show="embed" xlink:actuate="onLoad">
          <text:p/>
        </draw:image>
        <draw:image xlink:href="Pictures/10000201000002B7000002D0AAD5C616A92A5D5E.png" xlink:type="simple" xlink:show="embed" xlink:actuate="onLoad"/>
      </draw:frame>
      <presentation:notes style:page-layout-name="PM2">
        <draw:page-thumbnail presentation:style-name="presentation-title" draw:layer="backgroundobjects" svg:width="13.705cm" svg:height="10.279cm" svg:x="3.646cm" svg:y="2.852cm" presentation:class="page"/>
        <draw:frame presentation:style-name="presentation-notes" draw:layer="backgroundobjects" svg:width="14.517cm" svg:height="11.409cm" svg:x="3.248cm" svg:y="14.12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esentation Plan</dc:title>
    <meta:initial-creator>Alessandro Pasetti</meta:initial-creator>
    <meta:creation-date>1999-11-07T09:58:42</meta:creation-date>
    <dc:date>2021-06-20T23:09:58.393630083</dc:date>
    <meta:print-date>2000-01-20T13:49:02</meta:print-date>
    <meta:editing-cycles>646</meta:editing-cycles>
    <meta:editing-duration>P21DT7H41M9S</meta:editing-duration>
    <meta:document-statistic meta:object-count="146"/>
    <meta:user-defined meta:name="Info 1"/>
    <meta:user-defined meta:name="Info 2"/>
    <meta:user-defined meta:name="Info 3"/>
    <meta:user-defined meta:name="Info 4"/>
  </office:meta>
</office:document-meta>
</file>